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Text_20_body">
      <style:text-properties officeooo:rsid="002e7d73" officeooo:paragraph-rsid="002e7d73"/>
    </style:style>
    <style:style style:name="P6" style:family="paragraph" style:parent-style-name="Text_20_body">
      <style:text-properties officeooo:rsid="002f202a" officeooo:paragraph-rsid="002f202a"/>
    </style:style>
    <style:style style:name="P7" style:family="paragraph" style:parent-style-name="Text_20_body">
      <style:text-properties officeooo:rsid="0030bb36" officeooo:paragraph-rsid="0030bb36"/>
    </style:style>
    <style:style style:name="P8" style:family="paragraph" style:parent-style-name="Heading_20_1" style:master-page-name="Right_20_Page">
      <style:paragraph-properties style:page-number="auto"/>
      <style:text-properties officeooo:rsid="0030bb36" officeooo:paragraph-rsid="0030bb36"/>
    </style:style>
    <style:style style:name="P9" style:family="paragraph" style:parent-style-name="Heading_20_2">
      <style:text-properties officeooo:paragraph-rsid="0031461a"/>
    </style:style>
    <style:style style:name="P10" style:family="paragraph" style:parent-style-name="Heading_20_3">
      <style:text-properties officeooo:rsid="0030bb36" officeooo:paragraph-rsid="0030bb36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2e7d73"/>
    </style:style>
    <style:style style:name="T6" style:family="text">
      <style:text-properties officeooo:rsid="002f6c64"/>
    </style:style>
    <style:style style:name="T7" style:family="text">
      <style:text-properties officeooo:rsid="0030bb36"/>
    </style:style>
    <style:style style:name="T8" style:family="text">
      <style:text-properties officeooo:rsid="00314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Joy To The World</text:h>
      <text:p text:style-name="P9">(<text:span text:style-name="T8">Isaac Watts</text:span>)</text:p>
      <text:p text:style-name="P10">[VERSE 1]</text:p>
      <text:p text:style-name="P7">G <text:s text:c="20"/>D <text:s text:c="6"/>G</text:p>
      <text:p text:style-name="P7">Joy to the world, the Lord is come!</text:p>
      <text:p text:style-name="P7"><text:s text:c="4"/>C <text:s text:c="4"/>D <text:s text:c="10"/>G</text:p>
      <text:p text:style-name="P7">Let earth receive her King;</text:p>
      <text:p text:style-name="P7"><text:s text:c="4"/>G <text:s text:c="10"/>G <text:s text:c="10"/>G</text:p>
      <text:p text:style-name="P7">Let every heart prepare Him room,</text:p>
      <text:p text:style-name="P7"><text:s text:c="4"/>G <text:s text:c="16"/>G</text:p>
      <text:p text:style-name="P7">And saints and angels sing,</text:p>
      <text:p text:style-name="P7"><text:s text:c="4"/>D <text:s text:c="16"/>D</text:p>
      <text:p text:style-name="P7">And saints and angels sing,</text:p>
      <text:p text:style-name="P7"><text:s text:c="4"/>G <text:s text:c="10"/>C <text:s text:c="10"/>G <text:s/>D <text:s text:c="2"/>G</text:p>
      <text:p text:style-name="P7">And saints, and saints, and angels sing.</text:p>
      <text:p text:style-name="Heading_20_3">[VERSE 2]</text:p>
      <text:p text:style-name="P7">G <text:s text:c="20"/>D <text:s text:c="6"/>G</text:p>
      <text:p text:style-name="P7">Joy to the earth, the Savior reigns!</text:p>
      <text:p text:style-name="P7"><text:s text:c="4"/>C <text:s text:c="4"/>D <text:s text:c="10"/>G</text:p>
      <text:p text:style-name="P7">Let men their songs employ;</text:p>
      <text:p text:style-name="P7"><text:s text:c="4"/>G <text:s text:c="10"/>G <text:s text:c="10"/>G</text:p>
      <text:p text:style-name="P7">While fields and floods, rocks, hills and plains</text:p>
      <text:p text:style-name="P7"><text:s text:c="4"/>G <text:s text:c="16"/>G</text:p>
      <text:p text:style-name="P7">Repeat the sounding joy,</text:p>
      <text:p text:style-name="P7"><text:s text:c="4"/>D <text:s text:c="16"/>D</text:p>
      <text:p text:style-name="P7">Repeat the sounding joy,</text:p>
      <text:p text:style-name="P7"><text:s text:c="4"/>G <text:s text:c="10"/>C <text:s text:c="10"/>G <text:s/>D <text:s text:c="2"/>G</text:p>
      <text:p text:style-name="P7">Repeat, repeat, the sounding joy.</text:p>
      <text:p text:style-name="Heading_20_3">[VERSE 3]</text:p>
      <text:p text:style-name="P7">G <text:s text:c="20"/>D <text:s text:c="6"/>G</text:p>
      <text:p text:style-name="P7">He rules the world with truth and grace,</text:p>
      <text:p text:style-name="P7"><text:s text:c="4"/>C <text:s text:c="4"/>D <text:s text:c="10"/>G</text:p>
      <text:p text:style-name="P7">And makes the nations prove</text:p>
      <text:p text:style-name="P7"><text:s text:c="4"/>G <text:s text:c="10"/>G <text:s text:c="10"/>G</text:p>
      <text:p text:style-name="P7">The glories of His righteousness,</text:p>
      <text:p text:style-name="P7"><text:soft-page-break/><text:s text:c="4"/>G <text:s text:c="16"/>G</text:p>
      <text:p text:style-name="P7">And wonders of His love,</text:p>
      <text:p text:style-name="P7"><text:s text:c="4"/>D <text:s text:c="16"/>D</text:p>
      <text:p text:style-name="P7">And wonders of His love,</text:p>
      <text:p text:style-name="P7"><text:s text:c="4"/>G <text:s text:c="10"/>C <text:s text:c="10"/>G <text:s/>D <text:s text:c="2"/>G</text:p>
      <text:p text:style-name="P7">And wonders, wonders, of His l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37S</meta:editing-duration>
    <meta:editing-cycles>35</meta:editing-cycles>
    <meta:generator>LibreOffice/5.3.6.1$MacOSX_X86_64 LibreOffice_project/686f202eff87ef707079aeb7f485847613344eb7</meta:generator>
    <dc:title>Lyrics + Chords</dc:title>
    <dc:date>2017-11-17T14:52:04.076130000</dc:date>
    <meta:print-date>2017-04-03T12:23:29.985893000</meta:print-date>
    <meta:document-statistic meta:table-count="0" meta:image-count="0" meta:object-count="0" meta:page-count="2" meta:paragraph-count="41" meta:word-count="169" meta:character-count="1114" meta:non-whitespace-character-count="58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